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style:font-name="Ubuntu" fo:font-weight="bold" fo:background-color="#ffffff" style:font-weight-asian="bold" style:font-weight-complex="bold"/>
    </style:style>
    <style:style style:name="P2" style:family="paragraph" style:parent-style-name="Standard">
      <style:text-properties officeooo:rsid="0005a19e" officeooo:paragraph-rsid="0005a19e"/>
    </style:style>
    <style:style style:name="P3" style:family="paragraph" style:parent-style-name="Standard">
      <style:text-properties style:font-name="Ubuntu" fo:font-size="18pt" fo:font-weight="bold" officeooo:rsid="0005a19e" officeooo:paragraph-rsid="0005a19e" style:font-size-asian="18pt" style:font-weight-asian="bold" style:font-size-complex="18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Ubuntu" fo:font-size="18pt" fo:font-weight="bold" officeooo:rsid="0005a19e" officeooo:paragraph-rsid="0005a19e" style:font-size-asian="18pt" style:font-weight-asian="bold" style:font-size-complex="18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Ubuntu" fo:font-size="18pt" fo:font-weight="bold" officeooo:rsid="00090a20" officeooo:paragraph-rsid="00090a20" style:font-size-asian="18pt" style:font-weight-asian="bold" style:font-size-complex="18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Ubuntu" fo:font-size="18pt" fo:font-weight="bold" officeooo:rsid="000a4f75" officeooo:paragraph-rsid="000a4f75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justify" style:justify-single-word="false"/>
      <style:text-properties style:font-name="Ubuntu" fo:font-size="18pt" fo:font-weight="bold" officeooo:rsid="000b1db7" officeooo:paragraph-rsid="000b1db7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Ubuntu" fo:font-size="27pt" fo:font-weight="bold" officeooo:rsid="0005a19e" officeooo:paragraph-rsid="0005a19e" style:font-size-asian="27pt" style:font-weight-asian="bold" style:font-size-complex="27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Ubuntu" fo:font-size="12pt" fo:font-weight="bold" officeooo:rsid="00090a20" officeooo:paragraph-rsid="00090a20" style:font-size-asian="10.5pt" style:font-weight-asian="bold" style:font-size-complex="12pt" style:font-weight-complex="bold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Ubuntu" fo:font-size="12pt" fo:font-weight="bold" officeooo:rsid="000d77d3" officeooo:paragraph-rsid="000d77d3" style:font-size-asian="10.5pt" style:font-weight-asian="bold" style:font-size-complex="12pt" style:font-weight-complex="bold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Ubuntu" fo:font-size="12pt" fo:font-weight="normal" officeooo:rsid="000b1db7" officeooo:paragraph-rsid="000b1db7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officeooo:paragraph-rsid="000a4f75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fo:font-weight="normal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078102" style:font-size-asian="10.5pt" style:font-weight-asian="normal" style:font-size-complex="12pt" style:font-weight-complex="normal"/>
    </style:style>
    <style:style style:name="T4" style:family="text">
      <style:text-properties fo:font-size="12pt" fo:font-style="italic" fo:font-weight="normal" officeooo:rsid="00078102" style:font-size-asian="10.5pt" style:font-style-asian="italic" style:font-weight-asian="normal" style:font-size-complex="12pt" style:font-style-complex="italic" style:font-weight-complex="normal"/>
    </style:style>
    <style:style style:name="T5" style:family="text">
      <style:text-properties fo:font-size="12pt" fo:font-style="normal" fo:font-weight="normal" officeooo:rsid="00078102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090a20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0af40e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0b1db7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officeooo:rsid="00090a20" style:font-size-asian="10.5pt" style:font-style-asian="normal" style:font-size-complex="12pt" style:font-style-complex="normal"/>
    </style:style>
    <style:style style:name="T10" style:family="text">
      <style:text-properties fo:font-size="12pt" fo:font-style="normal" officeooo:rsid="00078102" style:font-size-asian="10.5pt" style:font-style-asian="normal" style:font-size-complex="12pt" style:font-style-complex="normal"/>
    </style:style>
    <style:style style:name="T11" style:family="text">
      <style:text-properties fo:font-size="12pt" fo:font-style="normal" officeooo:rsid="000b1db7" style:font-size-asian="10.5pt" style:font-style-asian="normal" style:font-size-complex="12pt" style:font-style-complex="normal"/>
    </style:style>
    <style:style style:name="T1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3" style:family="text">
      <style:text-properties fo:font-style="normal" style:font-style-asian="normal" style:font-style-complex="normal"/>
    </style:style>
    <style:style style:name="T14" style:family="text">
      <style:text-properties fo:font-style="normal" officeooo:rsid="000a4f75" style:font-style-asian="normal" style:font-style-complex="normal"/>
    </style:style>
    <style:style style:name="T15" style:family="text">
      <style:text-properties fo:font-style="normal" officeooo:rsid="000bfe08" style:font-style-asian="normal" style:font-style-complex="normal"/>
    </style:style>
    <style:style style:name="T1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7" style:family="text">
      <style:text-properties fo:font-style="normal" fo:font-weight="normal" officeooo:rsid="0009b64f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normal" officeooo:rsid="000a4f75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bold" officeooo:rsid="000bfe08" style:font-style-asian="normal" style:font-weight-asian="bold" style:font-style-complex="normal" style:font-weight-complex="bold"/>
    </style:style>
    <style:style style:name="T20" style:family="text">
      <style:text-properties style:font-name="Ubuntu" fo:font-size="12pt" fo:font-style="normal" fo:font-weight="normal" officeooo:rsid="000b1db7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style:font-name="Ubuntu" fo:font-size="12pt" fo:font-style="normal" fo:font-weight="bold" officeooo:rsid="000b1db7" style:font-size-asian="10.5pt" style:font-style-asian="normal" style:font-weight-asian="bold" style:font-size-complex="12pt" style:font-style-complex="normal" style:font-weight-complex="bold"/>
    </style:style>
    <style:style style:name="T22" style:family="text">
      <style:text-properties style:font-name="Ubuntu" fo:font-size="12pt" fo:font-style="italic" fo:font-weight="bold" officeooo:rsid="000b1db7" style:font-size-asian="10.5pt" style:font-style-asian="italic" style:font-weight-asian="bold" style:font-size-complex="12pt" style:font-style-complex="italic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Relatório de Projeto IRC 19/20</text:p>
      <text:p text:style-name="P2"/>
      <text:p text:style-name="P2"/>
      <text:p text:style-name="P3">Nota inicial</text:p>
      <text:p text:style-name="P3"/>
      <text:p text:style-name="P4"><text:span text:style-name="T2"><text:tab/>Este projeto aborda uma forma muito direta à comunicação de diferentes interfaces por intermédio dois protocolos de transporte base. Iremos lidar com os protocolos </text:span><text:span text:style-name="T1">UDP</text:span><text:span text:style-name="T2"> e </text:span><text:span text:style-name="T1">TCP</text:span><text:span text:style-name="T2">. Estes protocolos perfazem a generalidade dos transportes de dados entre diferentes interfaces de redes locais ou externas. </text:span><text:span text:style-name="T3">No caso do </text:span><text:span text:style-name="T4">Transmission Control Protocol </text:span><text:span text:style-name="T5">é estabelecida uma conexão entre cliente e servidor, em que não há perdas de dados. Isto resulta numa latência ligeiramente superior à do protocolo concorrente. No TCP, enviado um pedido, o servidor ao responder, só termina a transmissão quando receber um ACK (acknoledge) proveniente do Cliente. No caso do </text:span><text:span text:style-name="T4">User Datagram Protocol</text:span><text:span text:style-name="T5"> <text:s/>não é estabelecida uma conexão e contrariamente ao TCP, o UDP não garante que o pedido seja corretamente recebido, ou seja, existe uma possibilidade do dados serem perdidos na retransmissão. Isto torna este protocolo mais rápido do que o TCP. A escolha entre os dois cabe meramente ao objetivo do Software. Por exemplo, streaming pode ser feito com requisito ao protocolo UDP visto que a perda de um pacote ou outro não afeta o processo final. </text:span></text:p>
      <text:p text:style-name="P4"><text:span text:style-name="T5"><text:tab/>Relativamente a este projeto, é necessário criar um servidor, proxy e cliente. </text:span></text:p>
      <text:p text:style-name="P4"><text:span text:style-name="T5"><text:tab/>O </text:span><text:span text:style-name="T10">servidor</text:span><text:span text:style-name="T5"> tem como objetivo gerir os dados recebidos </text:span><text:span text:style-name="T6">e responder conforme o pedido. Este tem que ter a capacidade de responder tanto a pedidos UDP e TCP, concorrentemente. A operação principal é a transferência de um ficheiro para um cliente.</text:span></text:p>
      <text:p text:style-name="P4"><text:span text:style-name="T6"><text:tab/>O </text:span><text:span text:style-name="T9">proxy</text:span><text:span text:style-name="T6"> irá funcionar como um intermediário, recebendo o pedido do cliente e reencaminhado-o para o servidor. Posteriormente fica à escuta da resposta e assim que a recebe, transmite para o cliente em questão. Contudo, o proxy também deve fornecer a capacidade de gerir as conexões ativas no momento, escrever em ficheiro os últimos pedidos de transferência e, finalmente, introduzir uma simulação à perda de pacotes. Esta perda deve estar somente ligada ao </text:span><text:span text:style-name="T9">datagramas</text:span><text:span text:style-name="T6"> (pedidos UDP).</text:span></text:p>
      <text:p text:style-name="P4"><text:span text:style-name="T6"><text:tab/>Finalmente, o que diz respeito ao cliente, este pode aceder à lista de ficheiros disponíveis na base de dados do servidor, transferir um ficheiro que esteja presente no mesmo, verificar os ficheiros já transferidos e finalmente sair do serviço.</text:span></text:p>
      <text:p text:style-name="P4"><text:span text:style-name="T6"/></text:p>
      <text:p text:style-name="P4"><text:soft-page-break/><text:span text:style-name="T6"/></text:p>
      <text:p text:style-name="P5"><text:span text:style-name="T13">Servidor</text:span></text:p>
      <text:p text:style-name="P9"><text:span text:style-name="T13"><text:tab/></text:span><text:span text:style-name="T16">O servidor tem de estar preparado para lidar com pedidos concorrentes, ou seja, </text:span><text:span text:style-name="T17">não poderá haver somente uma interface de receção de pedidos. Nisto está </text:span><text:span text:style-name="T18">implícito</text:span><text:span text:style-name="T17"> que o servidor deverá estar capaz de criar um socket por cada cliente que entra no serviço e esse trata somente do cliente em questão. Assim que o cliente sair do serviço, este socket é fechado. No entanto, esta abordagem é dispendiosa em termos de recursos. A abordagem utilizada neste projeto foca a criação de um socket e somente um, para cada tipo de protocolo. Ou seja, um servidor terá um socket UDP e um socket TCP. Contudo, estes sockets são geridos por vários processos, que trabalham de forma concorrente, dependendo dos pedidos que chegam ao servidor.</text:span></text:p>
      <text:p text:style-name="P9"><text:span text:style-name="T17"><text:tab/></text:span><text:span text:style-name="T18">A estratégia então está focada num servidor Multi-Threaded, isto implica que a cada nova conexão, teremos uma thread a tratar do pedido e a utilizar o socket para comunicar com o cliente.</text:span></text:p>
      <text:p text:style-name="P9"><text:span text:style-name="T18"><text:tab/>Relativamente à transferência de dados, quando este servidor recebe um pedido para transferência, vai transmitindo byte a byte para o socket no proxy, que está à escuta. Assim que terminar a transferência (Chegada ao byte final do ficheiro) volta a ficar à escuta do socket UDP ou TCP.</text:span></text:p>
      <text:p text:style-name="P9"><text:span text:style-name="T18"/></text:p>
      <text:p text:style-name="P6"><text:span text:style-name="T13">Proxy</text:span></text:p>
      <text:p text:style-name="P6"><text:span text:style-name="T13"><text:tab/></text:span><text:span text:style-name="T7">A abordagem à receção e resposta de pedidos é tanto ou quanto semelhante à do servidor. No entanto, como o proxy funciona como um intermédio entre o cliente e o próprio servidor, tanto para garantir fidelidade na comunicação como para mediar a mesma. </text:span></text:p>
      <text:p text:style-name="P6"><text:span text:style-name="T7"><text:tab/>Na programação do mesmo, caso um cliente mande um pedido desconformado por alguma razão, o proxy, com base nos dados recebidos do cliente, irá corrigi-los de forma a que o pedido prossiga de forma normal, sem erros.</text:span></text:p>
      <text:p text:style-name="P6"><text:span text:style-name="T7"><text:tab/>É seguro dizer que a maior parte das operações no sistema ocorrem servidor, contudo, o proxy mantém o serviço normalizado.</text:span></text:p>
      <text:p text:style-name="P6"><text:span text:style-name="T7"><text:tab/>Para que se mantenha a segurança no pedido, os dados podem ser encriptados, sem que este consiga visualizar o conteúdo. Somente os polos da comunicação (Cliente e Servidor) podem observar o resultado. </text:span></text:p>
      <text:p text:style-name="P6"><text:soft-page-break/><text:span text:style-name="T7"><text:tab/>Tanto como no servidor, o proxy irá ter um socket socket para cada protocolo, bem como um socket referente às resposta provenientes do servidor e um para responder ao cliente. Isto constitui então uma interface de quatro sockets, sendo que cada um é gerido por múltiplos processos. Na realidade, tanto processos quantos clientes existam no sistema. Permitindo concorrência, sem desmobilizar as comunicações dos restantes clientes.</text:span></text:p>
      <text:p text:style-name="P6"><text:span text:style-name="T7"><text:tab/></text:span><text:span text:style-name="T8">A transferência de ficheiros passa de forma transparente a esta interface, querendo com isto dizer que, o proxy retransmite apenas o que o servidor lhe mandou, em resposta ao pedido do cliente. Desta forma, o proxy tanto recebe como envia diretamente para o cliente, não havendo qualquer processo de leitura intermédia ou tratamento de dados. Da forma como a informação chega ao proxy, é da forma como o cliente irá receber. </text:span></text:p>
      <text:p text:style-name="P12"><text:span text:style-name="T20"><text:tab/>Em referência às funcionalidade internas do proxy temos a exposição de todas as conexões ativas com o comando SHOW. Utilizando o comando </text:span><text:span text:style-name="T21">SHOW</text:span><text:span text:style-name="T20"> o proxy irá mostrar na consola todas as conexões ativas naquela instante, com o formato “</text:span><text:span text:style-name="T22">CLIENT IP : CLIENT PORT || SERVER <text:s/>IP: SERVER PORT</text:span><text:span text:style-name="T20">”.</text:span></text:p>
      <text:p text:style-name="P12"><text:span text:style-name="T20"><text:tab/>Por conseguinte, existem outros dois comandos: SAVE e LOSSES.</text:span></text:p>
      <text:p text:style-name="P12"><text:span text:style-name="T20"><text:tab/>Quanto ao comando </text:span><text:span text:style-name="T21">SAVE</text:span><text:span text:style-name="T20"> funciona apenas como um switch, permitindo ou não a escrita em ficheiro, dos pedidos de transferência.</text:span></text:p>
      <text:p text:style-name="P6"><text:span text:style-name="T13"><text:tab/></text:span><text:span text:style-name="T8">Finalmente, com o comando </text:span><text:span text:style-name="T11">LOSSES</text:span><text:span text:style-name="T8"> iremos implementar um fator para efeitos de simulação. Como o software irá correr (possivelmente) numa rede local, não iremos ter capacidade de notar quaisquer perdas de pacotes, relativamente ao UDP. Por isto, é necessário introduzir um fator que simule esta perda. Então, procedemos à implementação do comando LOSSES seguido da percentagem de perda de pacotes. Esta percentagem é verificada sempre que o proxy quer responder a um cliente. Com recurso a um número aleatoriamente gerado é decidido se mandamos a resposta ou não.</text:span></text:p>
      <text:p text:style-name="P6"><text:span text:style-name="T8"/></text:p>
      <text:p text:style-name="P7"><text:span text:style-name="T13">Cliente</text:span></text:p>
      <text:p text:style-name="P11"><text:span text:style-name="T13"><text:tab/></text:span><text:span text:style-name="T15">O cliente é talvez a interface mais simples. É provido da capacidade de transmitir um pedido em qualquer protocolo e receber o pedido. Contudo, um cliente que tenha iniciado a sessão com requisito ao protocolo UDP pode utilizar o protocolo TCP para transferir um ficheiro e vice-versa. Isto permite alguma heterogeneidade ao serviço do cliente. Poderia também haver um mecanismo que, consoante o tipo de ficheiro, </text:span><text:soft-page-break/><text:span text:style-name="T15">decidisse qual protocolo usar, de forma a minimizar o esforço do servidor e otimizar o tempo de resposta.</text:span></text:p>
      <text:p text:style-name="P11"><text:span text:style-name="T15"><text:tab/>Um cliente deve poder pedir a lista de atuais ficheiros em memória (do servidor). Deve também poder transferir ficheiros. Esta transferência recorre a um protocolo em formato de string (char *) com o formato “</text:span><text:span text:style-name="T19">DOWNLOAD|TCPorUDP|ENCorNOT|FILENAME</text:span><text:span text:style-name="T15">”. Neste, é imposto qual protocolo a utilizar, bem como se é necessária encriptação de dados ou não. Este protocolo é usado tanto por clientes UDP como por clientes TCP.</text:span></text:p>
      <text:p text:style-name="P11"><text:span text:style-name="T15"><text:tab/>Nesta interface foi também implementada a funcionalidade extra que permite a um cliente ter a noção de quais ficheiros já transferiu. Isto processa-se de forma simples. Assim que o pedido é gerado, é feito internamente, sem requisito ao proxy ou ao servidor. O sistema percorre a diretoria Downloads do cliente e mostra-lhe os ficheiros presentes. Espelhando o processo do servidor para resposta de um pedido de listagem (</text:span><text:span text:style-name="T19">LIST</text:span><text:span text:style-name="T15">).</text:span></text:p>
      <text:p text:style-name="P11"><text:span text:style-name="T15"><text:tab/>Finalmente, o cliente deve poder terminar a sua sessão, fechando não só os seus sockets, como também todos os processos criados pela sua atividade. Este processo é feito com requisito ao ID que percorre o proxy e servidor, dentro do pacote. Cada pedido vais juntamente com o ID do cliente, para que se saiba precisamente qual o cliente em questão. Então, assim que um cliente invoca o comando </text:span><text:span text:style-name="T19">QUIT</text:span><text:span text:style-name="T15">, o proxy e o servidor terminam os processos referentes a esse ID.</text:span></text:p>
      <text:p text:style-name="P9"><text:span text:style-name="T18"><text:tab/></text:span></text:p>
      <text:p text:style-name="P9"><text:span text:style-name="T18"><text:tab/></text:span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9"><text:span text:style-name="T18"/></text:p>
      <text:p text:style-name="P10"><text:span text:style-name="T14">D</text:span><text:span text:style-name="T13">a autoria de:</text:span></text:p>
      <text:p text:style-name="P10"><text:span text:style-name="T16"><text:tab/></text:span><text:span text:style-name="T12">André Leite, 2015250489, </text:span><text:a xlink:type="simple" xlink:href="mailto:uc2015250489@student.uc.pt" text:style-name="Internet_20_link" text:visited-style-name="Visited_20_Internet_20_Link"><text:span text:style-name="T12">uc2015250489@student.uc.pt</text:span></text:a></text:p>
      <text:p text:style-name="P10"><text:span text:style-name="T1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Ubuntu" fo:font-weight="bold" fo:background-color="#ffffff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columns fo:column-count="1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15T21:56:51.510303672</meta:creation-date>
    <dc:date>2019-12-15T23:24:17.819946010</dc:date>
    <meta:editing-duration>PT3M5S</meta:editing-duration>
    <meta:editing-cycles>1</meta:editing-cycles>
    <meta:document-statistic meta:table-count="0" meta:image-count="0" meta:object-count="0" meta:page-count="4" meta:paragraph-count="32" meta:word-count="1297" meta:character-count="8011" meta:non-whitespace-character-count="6712"/>
    <meta:generator>LibreOffice/6.3.3.2$Linux_X86_64 LibreOffice_project/30$Build-2</meta:generator>
  </office:meta>
</office:document-meta>
</file>